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191cm" fo:margin-left="0.011cm" table:align="left" style:writing-mode="lr-tb"/>
    </style:style>
    <style:style style:name="Tableau1.A" style:family="table-column">
      <style:table-column-properties style:column-width="6.19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6.189cm"/>
    </style:style>
    <style:style style:name="Tableau1.1" style:family="table-row">
      <style:table-row-properties style:min-row-height="0.847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2" style:family="table-row">
      <style:table-row-properties style:keep-together="true" fo:keep-together="auto"/>
    </style:style>
    <style:style style:name="Tableau1.5" style:family="table-row">
      <style:table-row-properties style:min-row-height="0.857cm" style:keep-together="true" fo:keep-together="auto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905cm"/>
    </style:style>
    <style:style style:name="Tableau2.D" style:family="table-column">
      <style:table-column-properties style:column-width="6.189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2" style:family="table-row">
      <style:table-row-properties style:min-row-height="1.208cm" style:keep-together="true" fo:keep-together="auto"/>
    </style:style>
    <style:style style:name="Tableau2.3" style:family="table-row">
      <style:table-row-properties style:min-row-height="1.408cm" style:keep-together="true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fo:language="fr" fo:country="B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8" style:family="paragraph" style:parent-style-name="UrbanBody_20_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WW8Num9">
      <style:text-properties style:font-name="Times New Roman1" fo:font-size="12pt" fo:language="fr" fo:country="BE" style:font-size-asian="12pt" style:font-size-complex="12pt"/>
    </style:style>
    <style:style style:name="P10" style:family="paragraph" style:parent-style-name="Standard" style:list-style-name="WW8Num9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11" style:family="paragraph" style:parent-style-name="UrbanTable">
      <style:text-properties fo:language="fr" fo:country="B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language="fr" fo:country="B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style-name="fr1" draw:name="Cadre1" text:anchor-type="paragraph" svg:x="7.796cm" svg:y="0.051cm" svg:width="8.59cm" svg:height="3.203cm" draw:z-index="1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self.portal_urban.decorateHTML('UrbanBody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itle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itle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itle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>Semble correct</text:p>
          </table:table-cell>
          <table:table-cell table:style-name="Tableau1.A1" office:value-type="string">
            <text:p text:style-name="UrbanTable">Semble incorrect</text:p>
          </table:table-cell>
          <table:table-cell table:style-name="Tableau1.D1" office:value-type="string">
            <text:p text:style-name="UrbanTable">Problème(s) et/ou erreur(s) détecté(s)</text:p>
          </table:table-cell>
        </table:table-row>
        <table:table-row table:style-name="Tableau1.2">
          <table:table-cell table:style-name="Tableau1.A1" office:value-type="string">
            <text:p text:style-name="UrbanTable">Système de ventilation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2">
          <table:table-cell table:style-name="Tableau1.A1" office:value-type="string">
            <text:p text:style-name="UrbanTable">Isolation de la dalle de sol 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2">
          <table:table-cell table:style-name="Tableau1.A1" office:value-type="string">
            <text:p text:style-name="UrbanTable">Isolation des parois vertical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5">
          <table:table-cell table:style-name="Tableau1.A1" office:value-type="string">
            <text:p text:style-name="P11">Isolation des combles ou de la toiture</text:p>
            <text:p text:style-name="P11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ext:soft-page-break/>
        <table:table-row table:style-name="Tableau1.2">
          <table:table-cell table:style-name="Tableau1.A1" office:value-type="string">
            <text:p text:style-name="UrbanTable">Résolution des ponts thermiqu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2">
          <table:table-cell table:style-name="Tableau2.A1" office:value-type="string">
            <text:p text:style-name="UrbanTable">Respect des valeurs U maximales admissibles des différentes parois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  <text:p text:style-name="UrbanTable"/>
          </table:table-cell>
        </table:table-row>
        <table:table-row table:style-name="Tableau2.3">
          <table:table-cell table:style-name="Tableau2.A1" office:value-type="string">
            <text:p text:style-name="UrbanTable">Calcul des débits de ventilation et du taux de ventilation du bâtiment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xml:id="list1148960232" text:style-name="WW8Num9">
        <text:list-item>
          <text:p text:style-name="P9">Le projet semble rencontrer les exigences thermiques et de ventilation</text:p>
          <text:p text:style-name="P10"/>
        </text:list-item>
        <text:list-item>
          <text:p text:style-name="P9">Les informations fournies sont insuffisantes et ne permettent pas de rendre un avis sur le projet. Nous vous invitons à compléter votre dossier avec les informations suivantes :</text:p>
          <text:p text:style-name="P9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4:50:50</dc:date>
    <dc:creator>sde </dc:creator>
    <meta:editing-duration>PT8H33S</meta:editing-duration>
    <meta:editing-cycles>46</meta:editing-cycles>
    <meta:generator>LibreOffice/3.3$Unix LibreOffice_project/330m19$Build-202</meta:generator>
    <meta:document-statistic meta:table-count="2" meta:image-count="0" meta:object-count="0" meta:page-count="2" meta:paragraph-count="40" meta:word-count="246" meta:character-count="1825"/>
  </office:meta>
</office:document-meta>
</file>